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401" officeooo:paragraph-rsid="0000e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vate Internet Access Fedora 42 Hyprland Setup</text:p>
      <text:p text:style-name="P1"/>
      <text:p text:style-name="P1">1. Download the VPN Installer</text:p>
      <text:p text:style-name="P1">Download the Private Internet Access (PIA) Linux installer from the official website:</text:p>
      <text:p text:style-name="P1">https://www.privateinternetaccess.com/download/linux-vpn</text:p>
      <text:p text:style-name="P1">The downloaded file should look similar to:</text:p>
      <text:p text:style-name="P1">pia-linux-3.6.2-08398.run</text:p>
      <text:p text:style-name="P1"/>
      <text:p text:style-name="P1">2. Make the Installer Executable</text:p>
      <text:p text:style-name="P1">Open a terminal and navigate to your Downloads folder:</text:p>
      <text:p text:style-name="P1">cd ~/Downloads</text:p>
      <text:p text:style-name="P1">Make the installer executable by running:</text:p>
      <text:p text:style-name="P1">chmod +x pia-linux-3.6.2-08398.run</text:p>
      <text:p text:style-name="P1">(Replace pia-linux-3.6.2-08398.run with your actual downloaded file name.)</text:p>
      <text:p text:style-name="P1"/>
      <text:p text:style-name="P1">3. Run the Installer</text:p>
      <text:p text:style-name="P1">Run the installer with:</text:p>
      <text:p text:style-name="P1">./pia-linux-3.6.2-08398.run</text:p>
      <text:p text:style-name="P1"/>
      <text:p text:style-name="P1">4. Verify the PIA Service</text:p>
      <text:p text:style-name="P1">Check the name of the PIA service by running:</text:p>
      <text:p text:style-name="P1">systemctl list-unit-files | grep pia</text:p>
      <text:p text:style-name="P1">On my system, the service is named piavpn.service.</text:p>
      <text:p text:style-name="P1"/>
      <text:p text:style-name="P1">5. Enable the PIA Service on Boot</text:p>
      <text:p text:style-name="P1">Enable the PIA service to start automatically at boot:</text:p>
      <text:p text:style-name="P1">sudo systemctl enable --now piavpn.service</text:p>
      <text:p text:style-name="P1">Note: Enabling this service may slightly increase boot time. The VPN service requires root privileges to run and must be active for the VPN to function.</text:p>
      <text:p text:style-name="P1"/>
      <text:p text:style-name="P1">6. (Optional) Auto-start the VPN Client on Hyprland Login</text:p>
      <text:p text:style-name="P1">To automatically launch the PIA client frontend when logging into Hyprland:</text:p>
      <text:p text:style-name="P1">Edit your Hyprland config:</text:p>
      <text:p text:style-name="P1">vi $HOME/.config/hypr/hyprland.conf</text:p>
      <text:p text:style-name="P1">Add the following line:</text:p>
      <text:p text:style-name="P1">exec-once = /opt/piavpn/bin/pia-client <text:s/># Autostart VPN client on log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36.595826377</meta:creation-date>
    <dc:date>2025-09-14T23:09:55.098335704</dc:date>
    <meta:editing-duration>PT3M41S</meta:editing-duration>
    <meta:editing-cycles>4</meta:editing-cycles>
    <meta:generator>LibreOffice/25.2.6.2$Linux_X86_64 LibreOffice_project/520$Build-2</meta:generator>
    <meta:document-statistic meta:table-count="0" meta:image-count="0" meta:object-count="0" meta:page-count="1" meta:paragraph-count="29" meta:word-count="189" meta:character-count="1329" meta:non-whitespace-character-count="1169"/>
  </office:meta>
</office:document-meta>
</file>